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5b2" officeooo:paragraph-rsid="00176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07:52:52.898053633</meta:creation-date>
    <dc:date>2023-06-01T07:53:11.394258908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7.2$Linux_X86_64 LibreOffice_project/30$Build-2</meta:generator>
  </office:meta>
</office:document-meta>
</file>